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98643" officeooo:paragraph-rsid="00098643"/>
    </style:style>
    <style:style style:name="P2" style:family="paragraph" style:parent-style-name="Text_20_body">
      <style:text-properties officeooo:rsid="00098643" officeooo:paragraph-rsid="000986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</text:p>
      <text:h text:style-name="Heading_20_1" text:outline-level="1">What we will learn?</text:h>
      <text:p text:style-name="P2">* Arithmetic operators</text:p>
      <text:p text:style-name="P2">* Relational operators</text:p>
      <text:p text:style-name="P2">* Logical operators</text:p>
      <text:p text:style-name="P2">* Conditional statements : if else</text:p>
      <text:p text:style-name="P2">* Conditional statements: nested if else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22:04:24.686250189</meta:creation-date>
    <dc:date>2025-04-06T22:22:02.867063940</dc:date>
    <meta:editing-duration>PT7M25S</meta:editing-duration>
    <meta:editing-cycles>1</meta:editing-cycles>
    <meta:document-statistic meta:table-count="0" meta:image-count="0" meta:object-count="0" meta:page-count="1" meta:paragraph-count="7" meta:word-count="26" meta:character-count="168" meta:non-whitespace-character-count="149"/>
    <meta:generator>LibreOffice/24.8.6.2$Linux_X86_64 LibreOffice_project/d50be90c1d90f0f90a5235ffcbbafbbfa38a83c2</meta:generator>
  </office:meta>
</office:document-meta>
</file>